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c3b2a" officeooo:paragraph-rsid="001c3b2a"/>
    </style:style>
    <style:style style:name="P2" style:family="paragraph" style:parent-style-name="Standard">
      <style:text-properties fo:font-weight="bold" officeooo:rsid="001c3b2a" officeooo:paragraph-rsid="001c3b2a" style:font-weight-asian="bold" style:font-weight-complex="bold"/>
    </style:style>
    <style:style style:name="P3" style:family="paragraph" style:parent-style-name="Standard">
      <style:text-properties fo:font-weight="bold" officeooo:rsid="00244473" officeooo:paragraph-rsid="00244473" style:font-weight-asian="bold" style:font-weight-complex="bold"/>
    </style:style>
    <style:style style:name="P4" style:family="paragraph" style:parent-style-name="Standard">
      <style:text-properties fo:font-size="11pt" fo:font-weight="bold" officeooo:rsid="0025e675" officeooo:paragraph-rsid="0025e675" style:font-size-asian="11pt" style:font-weight-asian="bold" style:font-size-complex="11pt" style:font-weight-complex="bold"/>
    </style:style>
    <style:style style:name="P5" style:family="paragraph" style:parent-style-name="Standard">
      <style:text-properties fo:font-size="11pt" fo:font-weight="normal" officeooo:rsid="00263a04" officeooo:paragraph-rsid="0025e675" style:font-size-asian="11pt" style:font-weight-asian="normal" style:font-size-complex="11pt" style:font-weight-complex="normal"/>
    </style:style>
    <style:style style:name="P6" style:family="paragraph" style:parent-style-name="Standard">
      <style:text-properties fo:font-size="12pt" fo:font-weight="normal" officeooo:rsid="00263a04" officeooo:paragraph-rsid="00263a04" style:font-size-asian="12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281c16" officeooo:paragraph-rsid="00281c16" style:font-size-asian="12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2ba4ce" officeooo:paragraph-rsid="002ba4ce" style:font-size-asian="12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2ccfad" officeooo:paragraph-rsid="002ccfad" style:font-size-asian="12pt" style:font-weight-asian="normal" style:font-size-complex="12pt" style:font-weight-complex="normal"/>
    </style:style>
    <style:style style:name="P10" style:family="paragraph" style:parent-style-name="Standard">
      <style:text-properties fo:font-size="12pt" fo:font-weight="bold" officeooo:rsid="00281c16" officeooo:paragraph-rsid="00281c16" style:font-size-asian="12pt" style:font-weight-asian="bold" style:font-size-complex="12pt" style:font-weight-complex="bold"/>
    </style:style>
    <style:style style:name="P11" style:family="paragraph" style:parent-style-name="Standard" style:list-style-name="L1">
      <style:text-properties officeooo:rsid="001c3b2a" officeooo:paragraph-rsid="001c3b2a"/>
    </style:style>
    <style:style style:name="P12" style:family="paragraph" style:parent-style-name="Standard" style:list-style-name="L2">
      <style:text-properties fo:font-weight="bold" officeooo:rsid="0025e675" officeooo:paragraph-rsid="0025e675" style:font-weight-asian="bold" style:font-weight-complex="bold"/>
    </style:style>
    <style:style style:name="P13" style:family="paragraph" style:parent-style-name="Standard" style:list-style-name="L2">
      <style:text-properties fo:font-weight="normal" officeooo:rsid="001dfdc4" officeooo:paragraph-rsid="001dfdc4" style:font-weight-asian="normal" style:font-weight-complex="normal"/>
    </style:style>
    <style:style style:name="P14" style:family="paragraph" style:parent-style-name="Standard" style:list-style-name="L2">
      <style:paragraph-properties fo:text-align="start" style:justify-single-word="false"/>
      <style:text-properties fo:font-weight="normal" officeooo:rsid="001dfdc4" officeooo:paragraph-rsid="001dfdc4" style:font-weight-asian="normal" style:font-weight-complex="normal"/>
    </style:style>
    <style:style style:name="P15" style:family="paragraph" style:parent-style-name="Standard" style:list-style-name="L2">
      <style:text-properties fo:font-weight="normal" officeooo:rsid="00213c57" officeooo:paragraph-rsid="00213c57" style:font-weight-asian="normal" style:font-weight-complex="normal"/>
    </style:style>
    <style:style style:name="P16" style:family="paragraph" style:parent-style-name="Standard" style:list-style-name="L2">
      <style:text-properties fo:font-weight="normal" officeooo:rsid="0022df75" officeooo:paragraph-rsid="0022df75" style:font-weight-asian="normal" style:font-weight-complex="normal"/>
    </style:style>
    <style:style style:name="P17" style:family="paragraph" style:parent-style-name="Standard" style:list-style-name="L2">
      <style:text-properties fo:font-weight="normal" officeooo:rsid="00244473" officeooo:paragraph-rsid="00244473" style:font-weight-asian="normal" style:font-weight-complex="normal"/>
    </style:style>
    <style:style style:name="P18" style:family="paragraph" style:parent-style-name="Standard">
      <style:text-properties fo:font-weight="normal" officeooo:rsid="00244473" officeooo:paragraph-rsid="00244473" style:font-weight-asian="normal" style:font-weight-complex="normal"/>
    </style:style>
    <style:style style:name="P19" style:family="paragraph" style:parent-style-name="Standard" style:list-style-name="L3">
      <style:text-properties fo:font-size="11pt" fo:font-weight="normal" officeooo:rsid="00244473" officeooo:paragraph-rsid="00244473" style:font-size-asian="11pt" style:font-weight-asian="normal" style:font-size-complex="11pt" style:font-weight-complex="normal"/>
    </style:style>
    <style:style style:name="P20" style:family="paragraph" style:parent-style-name="Standard">
      <style:text-properties fo:font-size="11pt" fo:font-weight="bold" officeooo:rsid="00281c16" officeooo:paragraph-rsid="0025e675" style:font-size-asian="11pt" style:font-weight-asian="bold" style:font-size-complex="11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1f60e6"/>
    </style:style>
    <style:style style:name="T4" style:family="text">
      <style:text-properties officeooo:rsid="00244473"/>
    </style:style>
    <style:style style:name="T5" style:family="text">
      <style:text-properties officeooo:rsid="00281c16"/>
    </style:style>
    <style:style style:name="T6" style:family="text">
      <style:text-properties officeooo:rsid="0029047c"/>
    </style:style>
    <style:style style:name="T7" style:family="text">
      <style:text-properties officeooo:rsid="002b329f"/>
    </style:style>
    <style:style style:name="T8" style:family="text">
      <style:text-properties officeooo:rsid="002ba4ce"/>
    </style:style>
    <style:style style:name="T9" style:family="text">
      <style:text-properties officeooo:rsid="0032350a"/>
    </style:style>
    <style:style style:name="T10" style:family="text">
      <style:text-properties officeooo:rsid="0034cb7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er la <text:span text:style-name="T1">compilazione</text:span> di tutti i file C e H abbiamo pensato di creare un MakeFile. Una volta digitato il comando “make” da terminale si potranno eseguire vari comand<text:span text:style-name="T9">i </text:span>suggeriti a schermo per compiere azioni diverse tra cui :</text:p>
      <text:p text:style-name="P1"/>
      <text:list xml:id="list3563959711" text:style-name="L1">
        <text:list-item>
          <text:p text:style-name="P11">./opt_generator : genera dei parametri casuali per opt,conf</text:p>
        </text:list-item>
        <text:list-item>
          <text:p text:style-name="P11">./gestore : esegue la simulazione </text:p>
        </text:list-item>
        <text:list-item>
          <text:p text:style-name="P11">Ctrl+C : interrompe la simulazione </text:p>
        </text:list-item>
        <text:list-item>
          <text:p text:style-name="P11">make log : esamina il file di log</text:p>
        </text:list-item>
        <text:list-item>
          <text:p text:style-name="P11">make clean : elimina i file eseguibili </text:p>
        </text:list-item>
      </text:list>
      <text:p text:style-name="P1"/>
      <text:p text:style-name="P1">Per la sua completa <text:span text:style-name="T1">esecuzione</text:span> basterà digitare da terminale “./gestore” e verrà avviata l’intera simulazione.</text:p>
      <text:p text:style-name="P1"/>
      <text:p text:style-name="P2">Scelte progettuali :</text:p>
      <text:list xml:id="list2182301517" text:style-name="L2">
        <text:list-header>
          <text:p text:style-name="P12"/>
        </text:list-header>
        <text:list-item>
          <text:p text:style-name="P13">Per la comunicazione tra Studenti <text:span text:style-name="T9">(invio, accettazione e rifiuto di un invito) </text:span>abbiamo deciso di utilizzare una <text:span text:style-name="T2">Coda di Messaggi</text:span> . La struttura del messaggio da inviare è formata dal campo type che contiene la matricola dello Studente <text:span text:style-name="T9">destinatario del </text:span>messaggio e il campo text, <text:span text:style-name="T9">cioè</text:span> il relativo messaggio che dovrà ricevere <text:span text:style-name="T9">l’interessato</text:span>.</text:p>
          <text:p text:style-name="P13"/>
        </text:list-item>
        <text:list-item>
          <text:p text:style-name="P14">Per condividere le informazioni tra studenti ( es. voto_Ad<text:span text:style-name="T9">E</text:span> , matricola , numero membri gruppo … ) <text:s/>abbiamo utilizzato una Memoria Condivisa . Sarà presente in MC un array di tipo info_student che conterrà per ogni studente le informazioni riguardanti (matricola, nof_elems, voto_Ade, gruppo di cui fa parte) , un array di tipo info_group che descriverà le informazioni del gruppo creato (n_members, is_closed, max_voto) infine <text:span text:style-name="T3">il valore del tempo rimanente alla conclusione della simulazione che verrà aggiornato ogni 5% <text:s/>del tempo della simulazione dal gestore in modo che gli studenti possano sapere il tempo mancante per la creazione e chiusura dei gruppi.</text:span></text:p>
          <text:p text:style-name="P13"/>
        </text:list-item>
        <text:list-item>
          <text:p text:style-name="P15">E’ stato deciso di utilizzare un semaforo,settato a 0,per la sincronizzazione dell’inizio della simulazione da parte di tutti i processi. Ogni processo che avrà terminato la sua inizializzazione dovrà effettuare una wait() sul semaforo. In seguito il gestore controllerà che il valore del semaforo sia -POPSIZE verranno sbloccati.</text:p>
          <text:p text:style-name="P15"/>
        </text:list-item>
        <text:list-item>
          <text:p text:style-name="P16">Sono stati utilizzati due array : invitati (contiene lo stato dell’invito mandato allo studente) e inviti (contiene lo stato degli inviti ricevuto da altri student<text:span text:style-name="T10">i)</text:span> . Tutto questo per far si che magari non <text:span text:style-name="T10">inviti 2 volte </text:span>lo stesso studente o si inviti uno studente che mi aveva precedentemente invitato e avevo deciso di rifiutare.</text:p>
          <text:p text:style-name="P16"/>
        </text:list-item>
        <text:list-item>
          <text:p text:style-name="P16">Abbiamo implementato un array di semafori , inizializzati a 1 , ogni elemento è riferito a uno studente . Prima che uno studente controlli se ha eventuali messaggi nella coda deve fare una wait() sul proprio semaforo così che nessuno altro studente lo possa contattare ( inviti mandati solo se semaforo dell’altro studente è uguale a 1 ) . Quando uno studente ne vuole invitare un altro , prima deve controllare che il suo semaforo non sia 0 , perché altrimenti vuol dire che sta facendo delle operazioni , poi eseguire una wait() sul semaforo dello studente da invitare e anche sul proprio . Dopo di ch<text:span text:style-name="T4">e potrà inviare l’invito.</text:span></text:p>
          <text:p text:style-name="P16"/>
        </text:list-item>
        <text:list-item>
          <text:p text:style-name="P17">Sono stati realizzati degli Header in supporto ad alcuni file C così da alleggerire il codice , come :</text:p>
        </text:list-item>
      </text:list>
      <text:list xml:id="list3294019558" text:style-name="L3">
        <text:list-item>
          <text:list>
            <text:list-item>
              <text:list>
                <text:list-item>
                  <text:p text:style-name="P19">config.h <text:s text:c="2"/>– dichiarazione di alcune macro </text:p>
                </text:list-item>
                <text:list-item>
                  <text:p text:style-name="P19">conf_reader.h – dati per la simulazione </text:p>
                </text:list-item>
                <text:list-item>
                  <text:p text:style-name="P19">error.h – macro per gli errori</text:p>
                </text:list-item>
                <text:list-item>
                  <text:p text:style-name="P19">sem_util-h – dichiarazione funzioni riguardanti i semafori e strutture</text:p>
                </text:list-item>
                <text:list-item>
                  <text:p text:style-name="P19"><text:soft-page-break/>shm_util.h – strutture riguardanti gli studenti </text:p>
                </text:list-item>
                <text:list-item>
                  <text:p text:style-name="P19">sig_util.h – dichiarazione funzione gestione segnali</text:p>
                </text:list-item>
                <text:list-item>
                  <text:p text:style-name="P19">stud.h – dichiarazione funzioni utilizzate dallo studente nel suo codice</text:p>
                </text:list-item>
                <text:list-item>
                  <text:p text:style-name="P19">time_util.h – dichiarazione funzioni timer</text:p>
                </text:list-item>
              </text:list>
            </text:list-item>
          </text:list>
        </text:list-item>
      </text:list>
      <text:p text:style-name="P20">Codice Principale : </text:p>
      <text:p text:style-name="P5"/>
      <text:p text:style-name="P6">Finchè il timer è maggiore di 0 :</text:p>
      <text:p text:style-name="P6"><text:tab/>-incrementa <text:span text:style-name="T5">valore </text:span>semaforo </text:p>
      <text:p text:style-name="P6"><text:tab/>Se(ci sono messaggi per me):</text:p>
      <text:p text:style-name="P6"><text:tab/><text:tab/>-decremento valore mio semaforo</text:p>
      <text:p text:style-name="P6"><text:tab/><text:tab/>-rispondo agli inviti (1 o 0)</text:p>
      <text:p text:style-name="P6"><text:tab/><text:tab/>Se (non ho ho risposto ad inviti , <text:span text:style-name="T5">gruppo non è chiuso):</text:span></text:p>
      <text:p text:style-name="P6"><text:tab/><text:tab/><text:tab/>-<text:span text:style-name="T5">mando inviti</text:span></text:p>
      <text:p text:style-name="P6"><text:tab/><text:tab/><text:tab/>-<text:span text:style-name="T5">incremento valore mio semaforo</text:span></text:p>
      <text:p text:style-name="P6"><text:tab/>-<text:span text:style-name="T5">decrementa valore semaforo</text:span></text:p>
      <text:p text:style-name="P6"/>
      <text:p text:style-name="P10">Strategia Inviti :</text:p>
      <text:p text:style-name="P10"/>
      <text:p text:style-name="P7">Se(studente non è da invitare):</text:p>
      <text:p text:style-name="P7"><text:tab/>-scorri array invitati <text:span text:style-name="T6">per trovare studente che si possa invitare</text:span></text:p>
      <text:p text:style-name="P7">Se(se lo studente non appartiene a nessun gruppo):</text:p>
      <text:p text:style-name="P7"><text:tab/>-max_invite=4</text:p>
      <text:p text:style-name="P7">Altrimenti:</text:p>
      <text:p text:style-name="P7"><text:tab/>-max_invites=4</text:p>
      <text:p text:style-name="P7"><text:span text:style-name="T6">For</text:span>(non si è raggiunto il numero massimo di studenti che si possono invitare <text:span text:style-name="T7">&amp;&amp;</text:span> <text:span text:style-name="T6">n_invitati&lt;nof_invites):</text:span></text:p>
      <text:p text:style-name="P7"><text:tab/>-<text:span text:style-name="T6">decremento valore semaforo</text:span></text:p>
      <text:p text:style-name="P7"><text:tab/><text:span text:style-name="T7">Se(i due studenti non sono dello stesso turno , studente da invitare non appartiene a nessun <text:tab/>gruppo e non è stato mai invitato):</text:span></text:p>
      <text:p text:style-name="P7"><text:tab/><text:tab/><text:span text:style-name="T7">Se(i due studenti hanno lo stesso nof_elems):</text:span></text:p>
      <text:p text:style-name="P7"><text:tab/><text:tab/><text:tab/><text:span text:style-name="T7">Se(voto suo maggiore del mio):</text:span></text:p>
      <text:p text:style-name="P7"><text:tab/><text:tab/><text:tab/><text:tab/>-<text:span text:style-name="T7">decido che è da invitare</text:span></text:p>
      <text:p text:style-name="P7"><text:tab/><text:span text:style-name="T7">Altrimenti Se (tempo &lt;= tempo_critico):</text:span></text:p>
      <text:p text:style-name="P7"><text:tab/><text:tab/>-<text:span text:style-name="T8">invitata un qualsiasi studente</text:span></text:p>
      <text:p text:style-name="P7"><text:tab/><text:tab/></text:p>
      <text:p text:style-name="P7"/>
      <text:p text:style-name="P8"><text:span text:style-name="T1">Strategia Rispondo Inviti </text:span>:</text:p>
      <text:p text:style-name="P8"/>
      <text:p text:style-name="P9">-decremento valore semaforo</text:p>
      <text:p text:style-name="P9">Se (studente è leader , ho già accettato invito , gruppo è chiuso):</text:p>
      <text:p text:style-name="P9"><text:tab/>-rifiuta inviti </text:p>
      <text:p text:style-name="P9">Altrimenti Se (n_rifiuti==max_reject , hanno lo stesso numero di nof_elems , non l’altro studente non appartiene a un gruppo , voto di AdE è maggiore di 3 del mio , numero membri dell’altro studente è maggiore di 1 , voto massimo del gruppo dell’altro studente è maggiore di 3 del mio , siamo nel tempo_critico):</text:p>
      <text:p text:style-name="P9"><text:tab/>-accetto qualunque invito</text:p>
      <text:p text:style-name="P9">Altrimenti:</text:p>
      <text:p text:style-name="P9"><text:tab/>-rifiuta invito</text:p>
      <text:p text:style-name="P9">-incremento valore semaforo</text:p>
      <text:p text:style-name="P8"/>
      <text:p text:style-name="P8"/>
      <text:p text:style-name="P8"/>
      <text:p text:style-name="P7"><text:tab/></text:p>
      <text:p text:style-name="P7"><text:soft-page-break/></text:p>
      <text:p text:style-name="P10"/>
      <text:p text:style-name="P6"><text:tab/><text:tab/></text:p>
      <text:p text:style-name="P4"/>
      <text:p text:style-name="P3"/>
      <text:p text:style-name="P18"/>
      <text:p text:style-name="P18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it" fo:country="IT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6T11:05:15.422929005</meta:creation-date>
    <dc:date>2019-01-18T16:18:31.808323790</dc:date>
    <meta:editing-duration>PT29M8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3" meta:paragraph-count="65" meta:word-count="780" meta:character-count="4860" meta:non-whitespace-character-count="4099"/>
  </office:meta>
</office:document-meta>
</file>